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2">
      <style:text-properties fo:language="ru" fo:country="RU"/>
    </style:style>
    <style:style style:name="P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Внутренний веб-браузер</text:h>
      <text:section text:style-name="Sect1" text:name="i207">
        <text:p text:style-name="P2">В <text:span text:style-name="T2">EDT</text:span> есть собственный внутренний веб-браузер, который позволяет вам открывать интернет-страницы, не покидая <text:span text:style-name="T2">EDT</text:span>. Он может быть полезен в тех случаях, когда вам требуется прочитать справочную информацию в интернете, и при этом не хочется терять контекст разработки.</text:p>
        <text:p text:style-name="P1">Чтобы открыть внутренний веб-браузер, нажмите <text:span text:style-name="T2">Окно</text:span> → <text:span text:style-name="T2">Показать панель</text:span> → <text:span text:style-name="T2">Прочие…</text:span> → <text:span text:style-name="T2">Общие</text:span> → <text:span text:style-name="T2">Внутренний Web-браузер</text:span> в главном меню основного окна.</text:p>
        <text:h text:style-name="P5" text:outline-level="3">Сопутствующая информация</text:h>
        <text:h text:style-name="P3" text:outline-level="4">Концепции</text:h>
        <text:p text:style-name="Text_20_body">‣ <text:a xlink:type="simple" xlink:href="https://its.1c.ru/db/content/edtdoc/src/i024.html?_=1542292896#d0e4139" text:style-name="Internet_20_link" text:visited-style-name="Visited_20_Internet_20_Link"><text:span text:style-name="T1">Инструменты разработки</text:span></text:a></text:p>
        <text:p text:style-name="Text_20_body">‣ <text:a xlink:type="simple" xlink:href="https://its.1c.ru/db/content/edtdoc/src/i031.html?_=1542292896#i031" text:style-name="Internet_20_link" text:visited-style-name="Visited_20_Internet_20_Link"><text:span text:style-name="T1">Взаимодействие с информационной базой</text:span></text:a></text:p>
        <text:p text:style-name="Text_20_body">‣ <text:a xlink:type="simple" xlink:href="https://its.1c.ru/db/content/edtdoc/src/i032.html?_=1542292896#i032" text:style-name="Internet_20_link" text:visited-style-name="Visited_20_Internet_20_Link"><text:span text:style-name="T1">Разработка прикладных решений</text:span></text:a></text:p>
        <text:p text:style-name="Text_20_body">‣ <text:a xlink:type="simple" xlink:href="https://its.1c.ru/db/content/edtdoc/src/i182.html?_=1542292896#i182" text:style-name="Internet_20_link" text:visited-style-name="Visited_20_Internet_20_Link"><text:span text:style-name="T1">Запуск и отладка прикладных решений</text:span></text:a></text:p>
        <text:p text:style-name="Text_20_body">‣ <text:a xlink:type="simple" xlink:href="https://its.1c.ru/db/content/edtdoc/src/i030.html?_=1542292896#i030" text:style-name="Internet_20_link" text:visited-style-name="Visited_20_Internet_20_Link"><text:span text:style-name="T1">Конфигурация</text:span></text:a></text:p>
        <text:p text:style-name="Text_20_body">‣ <text:a xlink:type="simple" xlink:href="https://its.1c.ru/db/content/edtdoc/src/i033.html?_=1542292896#i033" text:style-name="Internet_20_link" text:visited-style-name="Visited_20_Internet_20_Link"><text:span text:style-name="T1">Помощь</text:span></text:a></text:p>
        <text:h text:style-name="P3" text:outline-level="4">Справочник</text:h>
        <text:p text:style-name="Text_20_body">‣ <text:a xlink:type="simple" xlink:href="https://its.1c.ru/db/content/edtdoc/src/i203.html?_=1542292896#d0e3236" text:style-name="Internet_20_link" text:visited-style-name="Visited_20_Internet_20_Link"><text:span text:style-name="T1">Внутренний Web-браузер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21:04.866352522</dc:date>
    <meta:editing-duration>PT7H2M30S</meta:editing-duration>
    <meta:editing-cycles>119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89" meta:character-count="649" meta:non-whitespace-character-count="573"/>
  </office:meta>
</office:document-meta>
</file>